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343E15156B5D0A3D.png" manifest:media-type="image/png"/>
  <manifest:file-entry manifest:full-path="Pictures/10001239000004F6000004F6AB59A685DBBF3EA3.svg" manifest:media-type="image/svg+xml"/>
  <manifest:file-entry manifest:full-path="Pictures/10001239000004F6000004F67718DE7CD4DDB72A.svg" manifest:media-type="image/svg+xml"/>
  <manifest:file-entry manifest:full-path="Pictures/100002010000003000000030E1FCC255E53AD92B.png" manifest:media-type="image/png"/>
  <manifest:file-entry manifest:full-path="Pictures/100002010000003000000030F8ACA4167D38C733.png" manifest:media-type="image/png"/>
  <manifest:file-entry manifest:full-path="Pictures/10001239000004F6000004F6291B5156CA2AC8A5.svg" manifest:media-type="image/svg+xml"/>
  <manifest:file-entry manifest:full-path="Pictures/100002010000003000000030E01EFA0C8C608398.png" manifest:media-type="image/png"/>
  <manifest:file-entry manifest:full-path="Pictures/10001236000004F6000004F6CABE25685B669399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ea7500" draw:marker-start-width="0.5cm" draw:marker-end-width="0.5cm" draw:fill-color="#ffb66c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5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font-name="Noto Sans1" fo:font-size="12pt" style:font-name-asian="Noto Sans1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3.3cm" svg:height="2.9cm" svg:x="4.951cm" svg:y="2.4cm">
          <text:p text:style-name="P1"><text:span text:style-name="T1">工作樹</text:span></text:p>
          <text:p text:style-name="P1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cm" svg:height="2.9cm" svg:x="12.852cm" svg:y="2.4cm">
          <text:p text:style-name="P1"><text:span text:style-name="T1">一群檔案樹</text:span></text:p>
          <text:p text:style-name="P1"><text:span text:style-name="T1">(</text:span><text:span text:style-name="T1">被偷偷存在某個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43cm" svg:height="1.943cm" svg:x="5.6cm" svg:y="5.529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343E15156B5D0A3D.png" xlink:type="simple" xlink:show="embed" xlink:actuate="onLoad" loext:mime-type="image/png"/>
        </draw:frame>
        <draw:frame draw:style-name="gr2" draw:text-style-name="P3" draw:layer="layout" svg:width="1.943cm" svg:height="1.943cm" svg:x="13.557cm" svg:y="10.257cm">
          <draw:image xlink:href="Pictures/10001239000004F6000004F67718DE7CD4DDB72A.svg" xlink:type="simple" xlink:show="embed" xlink:actuate="onLoad" loext:mime-type="image/svg+xml">
            <text:p/>
          </draw:image>
          <draw:image xlink:href="Pictures/100002010000003000000030E1FCC255E53AD92B.png" xlink:type="simple" xlink:show="embed" xlink:actuate="onLoad" loext:mime-type="image/png"/>
        </draw:frame>
        <draw:frame draw:style-name="gr2" draw:text-style-name="P3" draw:layer="layout" svg:width="1.943cm" svg:height="1.943cm" svg:x="13.557cm" svg:y="7.893cm">
          <draw:image xlink:href="Pictures/10001239000004F6000004F6291B5156CA2AC8A5.svg" xlink:type="simple" xlink:show="embed" xlink:actuate="onLoad" loext:mime-type="image/svg+xml">
            <text:p/>
          </draw:image>
          <draw:image xlink:href="Pictures/100002010000003000000030E01EFA0C8C608398.png" xlink:type="simple" xlink:show="embed" xlink:actuate="onLoad" loext:mime-type="image/png"/>
        </draw:frame>
        <draw:frame draw:style-name="gr2" draw:text-style-name="P3" draw:layer="layout" svg:width="1.943cm" svg:height="1.943cm" svg:x="13.557cm" svg:y="5.529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F8ACA4167D38C733.png" xlink:type="simple" xlink:show="embed" xlink:actuate="onLoad" loext:mime-type="image/png"/>
        </draw:frame>
        <draw:custom-shape draw:style-name="gr1" draw:text-style-name="P2" draw:layer="layout" svg:width="3.3cm" svg:height="2.9cm" svg:x="4.953cm" svg:y="13.5cm">
          <text:p text:style-name="P1"><text:span text:style-name="T1">工作樹</text:span></text:p>
          <text:p text:style-name="P1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cm" svg:height="2.9cm" svg:x="12.854cm" svg:y="13.5cm">
          <text:p text:style-name="P1"><text:span text:style-name="T1">本地倉庫</text:span></text:p>
          <text:p text:style-name="P1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43cm" svg:height="1.943cm" svg:x="5.602cm" svg:y="16.629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343E15156B5D0A3D.png" xlink:type="simple" xlink:show="embed" xlink:actuate="onLoad" loext:mime-type="image/png"/>
        </draw:frame>
        <draw:custom-shape draw:style-name="gr3" draw:text-style-name="P4" draw:layer="layout" svg:width="1.2cm" svg:height="1.2cm" svg:x="14.001cm" svg:y="1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cm" svg:height="1.2cm" svg:x="14.001cm" svg:y="1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cm" svg:height="1.2cm" svg:x="14.001cm" svg:y="21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4.601cm" svg:y1="19.3cm" svg:x2="14.601cm" svg:y2="18.299cm">
          <text:p/>
        </draw:line>
        <draw:line draw:style-name="gr6" draw:text-style-name="P7" draw:layer="layout" svg:x1="14.601cm" svg:y1="21.299cm" svg:x2="14.601cm" svg:y2="20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3T18:39:47.920000000</meta:creation-date>
    <meta:generator>LibreOffice/6.3.4.2$Windows_X86_64 LibreOffice_project/60da17e045e08f1793c57c00ba83cdfce946d0aa</meta:generator>
    <dc:date>2020-03-27T22:54:18.163000000</dc:date>
    <meta:editing-duration>PT11M39S</meta:editing-duration>
    <meta:editing-cycles>3</meta:editing-cycles>
    <meta:document-statistic meta:object-count="14"/>
  </office:meta>
</office:document-meta>
</file>